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Factory.validateUserConfigStri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HyphenBaseURL( final String hyphenB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pFactory.isBreakIndentInheritanceOnReferenceArea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ignoreNamespaces( Collection namespaceUR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resolveURI( String href , String bas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pFactory.us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resolve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newFop( String outputFormat ,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Hyphen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Fo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SourceResolution( int d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UseCache( boolean use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ColorSpace( String baseUri , String iccProfile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BaseURL( String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FontBaseURL( String font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Source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validateStri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SourcePixelUnitToMill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ContentHandlerFactory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XMLHandl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Fon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newFop( String output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HyphenationTre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StrictUserConfigValidation( boolean strictUserConfigValid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Factory.setLayoutManagerMakerOverride( LayoutManagerMaker lm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TargetPixelUnitToMill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isBase14Kern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LayoutManagerMaker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UserConfig( Configuration us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UserConfig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Pag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Ignored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newFO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Factory.isNamespaceIgnored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PageWidth( String page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pFactory.setHyphenationTreeResolver( HyphenationTreeResolver hyph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newFop( String outputFormat ,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addElementMapping( ElementMapping element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newFop( FOUserAgent userAg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pFactory.ignore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Fop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pFactory.getTarge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StrictValidation( boolean validateStrict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Pag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Us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FOURI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BreakIndentInheritanceOnReferenceAreaBoundary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ElementMapping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TargetResolution( float d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Imag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UserConfig( File user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Font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Render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newFop( String outputFormat , FOUserAgent userAgent ,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pFactory.setURIResolver( URIResolver uri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Base14KerningEnabl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getURI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.setPageHeight( String page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pFactory.setSourceResolution( float dp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